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6dc" officeooo:paragraph-rsid="000fc6dc"/>
    </style:style>
    <style:style style:name="P2" style:family="paragraph" style:parent-style-name="Standard">
      <style:text-properties officeooo:rsid="0010957d" officeooo:paragraph-rsid="0010957d"/>
    </style:style>
    <style:style style:name="P3" style:family="paragraph" style:parent-style-name="Standard">
      <style:text-properties officeooo:rsid="001244a9" officeooo:paragraph-rsid="001244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linux command file</text:p>
      <text:p text:style-name="P2">I am adding anothe line</text:p>
      <text:p text:style-name="P3">adding line 3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22:06:21.494971455</meta:creation-date>
    <dc:date>2020-04-20T22:35:29.127047294</dc:date>
    <meta:editing-duration>PT1M4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3" meta:character-count="63" meta:non-whitespace-character-count="52"/>
  </office:meta>
</office:document-meta>
</file>